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ntence_lengths" table:style-name="ta1">
        <table:shapes>
          <draw:frame draw:z-index="0" draw:style-name="gr1" draw:text-style-name="P1" svg:width="209.81mm" svg:height="91.64mm" svg:x="109.58mm" svg:y="4.24mm">
            <loext:p draw:notify-on-update-of-ranges="sentence_lengths.A1:sentence_lengths.A1 sentence_lengths.A2:sentence_lengths.A144 sentence_lengths.B1:sentence_lengths.B1 sentence_lengths.B2:sentence_lengths.B144 sentence_lengths.A1:sentence_lengths.A1 sentence_lengths.A2:sentence_lengths.A144 sentence_lengths.C1:sentence_lengths.C1 sentence_lengths.C2:sentence_lengths.C1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ntence_lengths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table:formula="of:=SUM([.B$2:.B2])" office:value-type="float" office:value="316" calcext:value-type="float">
            <text:p>316</text:p>
          </table:table-cell>
          <table:table-cell table:formula="of:=SUM([.B$2:.B2])/SUM([.B$2:.B$144])" office:value-type="float" office:value="0.0046823832738157" calcext:value-type="float">
            <text:p>0,00468238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0" calcext:value-type="float">
            <text:p>2510</text:p>
          </table:table-cell>
          <table:table-cell table:formula="of:=SUM([.B$2:.B3])" office:value-type="float" office:value="2826" calcext:value-type="float">
            <text:p>2826</text:p>
          </table:table-cell>
          <table:table-cell table:formula="of:=SUM([.B$2:.B3])/SUM([.B$2:.B$144])" office:value-type="float" office:value="0.0418747314297568" calcext:value-type="float">
            <text:p>0,0418747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6" calcext:value-type="float">
            <text:p>1766</text:p>
          </table:table-cell>
          <table:table-cell table:formula="of:=SUM([.B$2:.B4])" office:value-type="float" office:value="4592" calcext:value-type="float">
            <text:p>4592</text:p>
          </table:table-cell>
          <table:table-cell table:formula="of:=SUM([.B$2:.B4])/SUM([.B$2:.B$144])" office:value-type="float" office:value="0.0680427341562079" calcext:value-type="float">
            <text:p>0,0680427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formula="of:=SUM([.B$2:.B5])" office:value-type="float" office:value="5778" calcext:value-type="float">
            <text:p>5778</text:p>
          </table:table-cell>
          <table:table-cell table:formula="of:=SUM([.B$2:.B5])/SUM([.B$2:.B$144])" office:value-type="float" office:value="0.0856164891016048" calcext:value-type="float">
            <text:p>0,08561648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9" calcext:value-type="float">
            <text:p>829</text:p>
          </table:table-cell>
          <table:table-cell table:formula="of:=SUM([.B$2:.B6])" office:value-type="float" office:value="6607" calcext:value-type="float">
            <text:p>6607</text:p>
          </table:table-cell>
          <table:table-cell table:formula="of:=SUM([.B$2:.B6])/SUM([.B$2:.B$144])" office:value-type="float" office:value="0.097900336361077" calcext:value-type="float">
            <text:p>0,0979003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8" calcext:value-type="float">
            <text:p>708</text:p>
          </table:table-cell>
          <table:table-cell table:formula="of:=SUM([.B$2:.B7])" office:value-type="float" office:value="7315" calcext:value-type="float">
            <text:p>7315</text:p>
          </table:table-cell>
          <table:table-cell table:formula="of:=SUM([.B$2:.B7])/SUM([.B$2:.B$144])" office:value-type="float" office:value="0.108391245721398" calcext:value-type="float">
            <text:p>0,10839124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  <table:table-cell table:formula="of:=SUM([.B$2:.B8])" office:value-type="float" office:value="8094" calcext:value-type="float">
            <text:p>8094</text:p>
          </table:table-cell>
          <table:table-cell table:formula="of:=SUM([.B$2:.B8])/SUM([.B$2:.B$144])" office:value-type="float" office:value="0.119934209551469" calcext:value-type="float">
            <text:p>0,11993420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7" calcext:value-type="float">
            <text:p>877</text:p>
          </table:table-cell>
          <table:table-cell table:formula="of:=SUM([.B$2:.B9])" office:value-type="float" office:value="8971" calcext:value-type="float">
            <text:p>8971</text:p>
          </table:table-cell>
          <table:table-cell table:formula="of:=SUM([.B$2:.B9])/SUM([.B$2:.B$144])" office:value-type="float" office:value="0.132929304903167" calcext:value-type="float">
            <text:p>0,1329293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7" calcext:value-type="float">
            <text:p>1067</text:p>
          </table:table-cell>
          <table:table-cell table:formula="of:=SUM([.B$2:.B10])" office:value-type="float" office:value="10038" calcext:value-type="float">
            <text:p>10038</text:p>
          </table:table-cell>
          <table:table-cell table:formula="of:=SUM([.B$2:.B10])/SUM([.B$2:.B$144])" office:value-type="float" office:value="0.148739757286589" calcext:value-type="float">
            <text:p>0,1487397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45" calcext:value-type="float">
            <text:p>1245</text:p>
          </table:table-cell>
          <table:table-cell table:formula="of:=SUM([.B$2:.B11])" office:value-type="float" office:value="11283" calcext:value-type="float">
            <text:p>11283</text:p>
          </table:table-cell>
          <table:table-cell table:formula="of:=SUM([.B$2:.B11])/SUM([.B$2:.B$144])" office:value-type="float" office:value="0.167187754678679" calcext:value-type="float">
            <text:p>0,16718775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12" calcext:value-type="float">
            <text:p>1412</text:p>
          </table:table-cell>
          <table:table-cell table:formula="of:=SUM([.B$2:.B12])" office:value-type="float" office:value="12695" calcext:value-type="float">
            <text:p>12695</text:p>
          </table:table-cell>
          <table:table-cell table:formula="of:=SUM([.B$2:.B12])/SUM([.B$2:.B$144])" office:value-type="float" office:value="0.188110302724969" calcext:value-type="float">
            <text:p>0,18811030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2" calcext:value-type="float">
            <text:p>1522</text:p>
          </table:table-cell>
          <table:table-cell table:formula="of:=SUM([.B$2:.B13])" office:value-type="float" office:value="14217" calcext:value-type="float">
            <text:p>14217</text:p>
          </table:table-cell>
          <table:table-cell table:formula="of:=SUM([.B$2:.B13])/SUM([.B$2:.B$144])" office:value-type="float" office:value="0.210662794315942" calcext:value-type="float">
            <text:p>0,21066279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82" calcext:value-type="float">
            <text:p>1682</text:p>
          </table:table-cell>
          <table:table-cell table:formula="of:=SUM([.B$2:.B14])" office:value-type="float" office:value="15899" calcext:value-type="float">
            <text:p>15899</text:p>
          </table:table-cell>
          <table:table-cell table:formula="of:=SUM([.B$2:.B14])/SUM([.B$2:.B$144])" office:value-type="float" office:value="0.235586112880999" calcext:value-type="float">
            <text:p>0,2355861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6" calcext:value-type="float">
            <text:p>1806</text:p>
          </table:table-cell>
          <table:table-cell table:formula="of:=SUM([.B$2:.B15])" office:value-type="float" office:value="17705" calcext:value-type="float">
            <text:p>17705</text:p>
          </table:table-cell>
          <table:table-cell table:formula="of:=SUM([.B$2:.B15])/SUM([.B$2:.B$144])" office:value-type="float" office:value="0.262346822350971" calcext:value-type="float">
            <text:p>0,26234682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30" calcext:value-type="float">
            <text:p>1930</text:p>
          </table:table-cell>
          <table:table-cell table:formula="of:=SUM([.B$2:.B16])" office:value-type="float" office:value="19635" calcext:value-type="float">
            <text:p>19635</text:p>
          </table:table-cell>
          <table:table-cell table:formula="of:=SUM([.B$2:.B16])/SUM([.B$2:.B$144])" office:value-type="float" office:value="0.290944922725858" calcext:value-type="float">
            <text:p>0,29094492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table:formula="of:=SUM([.B$2:.B17])" office:value-type="float" office:value="21643" calcext:value-type="float">
            <text:p>21643</text:p>
          </table:table-cell>
          <table:table-cell table:formula="of:=SUM([.B$2:.B17])/SUM([.B$2:.B$144])" office:value-type="float" office:value="0.320698801250611" calcext:value-type="float">
            <text:p>0,32069880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89" calcext:value-type="float">
            <text:p>2089</text:p>
          </table:table-cell>
          <table:table-cell table:formula="of:=SUM([.B$2:.B18])" office:value-type="float" office:value="23732" calcext:value-type="float">
            <text:p>23732</text:p>
          </table:table-cell>
          <table:table-cell table:formula="of:=SUM([.B$2:.B18])/SUM([.B$2:.B$144])" office:value-type="float" office:value="0.351652910930994" calcext:value-type="float">
            <text:p>0,35165291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59" calcext:value-type="float">
            <text:p>2159</text:p>
          </table:table-cell>
          <table:table-cell table:formula="of:=SUM([.B$2:.B19])" office:value-type="float" office:value="25891" calcext:value-type="float">
            <text:p>25891</text:p>
          </table:table-cell>
          <table:table-cell table:formula="of:=SUM([.B$2:.B19])/SUM([.B$2:.B$144])" office:value-type="float" office:value="0.383644257412539" calcext:value-type="float">
            <text:p>0,38364425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09" calcext:value-type="float">
            <text:p>2209</text:p>
          </table:table-cell>
          <table:table-cell table:formula="of:=SUM([.B$2:.B20])" office:value-type="float" office:value="28100" calcext:value-type="float">
            <text:p>28100</text:p>
          </table:table-cell>
          <table:table-cell table:formula="of:=SUM([.B$2:.B20])/SUM([.B$2:.B$144])" office:value-type="float" office:value="0.416376487323485" calcext:value-type="float">
            <text:p>0,41637648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table:formula="of:=SUM([.B$2:.B21])" office:value-type="float" office:value="30224" calcext:value-type="float">
            <text:p>30224</text:p>
          </table:table-cell>
          <table:table-cell table:formula="of:=SUM([.B$2:.B21])/SUM([.B$2:.B$144])" office:value-type="float" office:value="0.447849215404448" calcext:value-type="float">
            <text:p>0,4478492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20" calcext:value-type="float">
            <text:p>2120</text:p>
          </table:table-cell>
          <table:table-cell table:formula="of:=SUM([.B$2:.B22])" office:value-type="float" office:value="32344" calcext:value-type="float">
            <text:p>32344</text:p>
          </table:table-cell>
          <table:table-cell table:formula="of:=SUM([.B$2:.B22])/SUM([.B$2:.B$144])" office:value-type="float" office:value="0.47926267281106" calcext:value-type="float">
            <text:p>0,47926267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5" calcext:value-type="float">
            <text:p>2025</text:p>
          </table:table-cell>
          <table:table-cell table:formula="of:=SUM([.B$2:.B23])" office:value-type="float" office:value="34369" calcext:value-type="float">
            <text:p>34369</text:p>
          </table:table-cell>
          <table:table-cell table:formula="of:=SUM([.B$2:.B23])/SUM([.B$2:.B$144])" office:value-type="float" office:value="0.509268451701809" calcext:value-type="float">
            <text:p>0,50926845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04" calcext:value-type="float">
            <text:p>2104</text:p>
          </table:table-cell>
          <table:table-cell table:formula="of:=SUM([.B$2:.B24])" office:value-type="float" office:value="36473" calcext:value-type="float">
            <text:p>36473</text:p>
          </table:table-cell>
          <table:table-cell table:formula="of:=SUM([.B$2:.B24])/SUM([.B$2:.B$144])" office:value-type="float" office:value="0.540444826411013" calcext:value-type="float">
            <text:p>0,54044482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35" calcext:value-type="float">
            <text:p>2035</text:p>
          </table:table-cell>
          <table:table-cell table:formula="of:=SUM([.B$2:.B25])" office:value-type="float" office:value="38508" calcext:value-type="float">
            <text:p>38508</text:p>
          </table:table-cell>
          <table:table-cell table:formula="of:=SUM([.B$2:.B25])/SUM([.B$2:.B$144])" office:value-type="float" office:value="0.570598781987642" calcext:value-type="float">
            <text:p>0,5705987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94" calcext:value-type="float">
            <text:p>1894</text:p>
          </table:table-cell>
          <table:table-cell table:formula="of:=SUM([.B$2:.B26])" office:value-type="float" office:value="40402" calcext:value-type="float">
            <text:p>40402</text:p>
          </table:table-cell>
          <table:table-cell table:formula="of:=SUM([.B$2:.B26])/SUM([.B$2:.B$144])" office:value-type="float" office:value="0.59866344629336" calcext:value-type="float">
            <text:p>0,59866344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60" calcext:value-type="float">
            <text:p>1860</text:p>
          </table:table-cell>
          <table:table-cell table:formula="of:=SUM([.B$2:.B27])" office:value-type="float" office:value="42262" calcext:value-type="float">
            <text:p>42262</text:p>
          </table:table-cell>
          <table:table-cell table:formula="of:=SUM([.B$2:.B27])/SUM([.B$2:.B$144])" office:value-type="float" office:value="0.626224309867086" calcext:value-type="float">
            <text:p>0,62622430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12" calcext:value-type="float">
            <text:p>1812</text:p>
          </table:table-cell>
          <table:table-cell table:formula="of:=SUM([.B$2:.B28])" office:value-type="float" office:value="44074" calcext:value-type="float">
            <text:p>44074</text:p>
          </table:table-cell>
          <table:table-cell table:formula="of:=SUM([.B$2:.B28])/SUM([.B$2:.B$144])" office:value-type="float" office:value="0.653073925348586" calcext:value-type="float">
            <text:p>0,65307392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74" calcext:value-type="float">
            <text:p>1674</text:p>
          </table:table-cell>
          <table:table-cell table:formula="of:=SUM([.B$2:.B29])" office:value-type="float" office:value="45748" calcext:value-type="float">
            <text:p>45748</text:p>
          </table:table-cell>
          <table:table-cell table:formula="of:=SUM([.B$2:.B29])/SUM([.B$2:.B$144])" office:value-type="float" office:value="0.677878702564938" calcext:value-type="float">
            <text:p>0,67787870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37" calcext:value-type="float">
            <text:p>1637</text:p>
          </table:table-cell>
          <table:table-cell table:formula="of:=SUM([.B$2:.B30])" office:value-type="float" office:value="47385" calcext:value-type="float">
            <text:p>47385</text:p>
          </table:table-cell>
          <table:table-cell table:formula="of:=SUM([.B$2:.B30])/SUM([.B$2:.B$144])" office:value-type="float" office:value="0.702135226043534" calcext:value-type="float">
            <text:p>0,7021352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8" calcext:value-type="float">
            <text:p>1508</text:p>
          </table:table-cell>
          <table:table-cell table:formula="of:=SUM([.B$2:.B31])" office:value-type="float" office:value="48893" calcext:value-type="float">
            <text:p>48893</text:p>
          </table:table-cell>
          <table:table-cell table:formula="of:=SUM([.B$2:.B31])/SUM([.B$2:.B$144])" office:value-type="float" office:value="0.724480270274275" calcext:value-type="float">
            <text:p>0,72448027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66" calcext:value-type="float">
            <text:p>1366</text:p>
          </table:table-cell>
          <table:table-cell table:formula="of:=SUM([.B$2:.B32])" office:value-type="float" office:value="50259" calcext:value-type="float">
            <text:p>50259</text:p>
          </table:table-cell>
          <table:table-cell table:formula="of:=SUM([.B$2:.B32])/SUM([.B$2:.B$144])" office:value-type="float" office:value="0.744721205565516" calcext:value-type="float">
            <text:p>0,74472120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61" calcext:value-type="float">
            <text:p>1361</text:p>
          </table:table-cell>
          <table:table-cell table:formula="of:=SUM([.B$2:.B33])" office:value-type="float" office:value="51620" calcext:value-type="float">
            <text:p>51620</text:p>
          </table:table-cell>
          <table:table-cell table:formula="of:=SUM([.B$2:.B33])/SUM([.B$2:.B$144])" office:value-type="float" office:value="0.764888052513818" calcext:value-type="float">
            <text:p>0,76488805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43" calcext:value-type="float">
            <text:p>1243</text:p>
          </table:table-cell>
          <table:table-cell table:formula="of:=SUM([.B$2:.B34])" office:value-type="float" office:value="52863" calcext:value-type="float">
            <text:p>52863</text:p>
          </table:table-cell>
          <table:table-cell table:formula="of:=SUM([.B$2:.B34])/SUM([.B$2:.B$144])" office:value-type="float" office:value="0.783306414568732" calcext:value-type="float">
            <text:p>0,78330641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0" calcext:value-type="float">
            <text:p>1210</text:p>
          </table:table-cell>
          <table:table-cell table:formula="of:=SUM([.B$2:.B35])" office:value-type="float" office:value="54073" calcext:value-type="float">
            <text:p>54073</text:p>
          </table:table-cell>
          <table:table-cell table:formula="of:=SUM([.B$2:.B35])/SUM([.B$2:.B$144])" office:value-type="float" office:value="0.801235793560241" calcext:value-type="float">
            <text:p>0,80123579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5" calcext:value-type="float">
            <text:p>1105</text:p>
          </table:table-cell>
          <table:table-cell table:formula="of:=SUM([.B$2:.B36])" office:value-type="float" office:value="55178" calcext:value-type="float">
            <text:p>55178</text:p>
          </table:table-cell>
          <table:table-cell table:formula="of:=SUM([.B$2:.B36])/SUM([.B$2:.B$144])" office:value-type="float" office:value="0.817609317350008" calcext:value-type="float">
            <text:p>0,81760931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3" calcext:value-type="float">
            <text:p>923</text:p>
          </table:table-cell>
          <table:table-cell table:formula="of:=SUM([.B$2:.B37])" office:value-type="float" office:value="56101" calcext:value-type="float">
            <text:p>56101</text:p>
          </table:table-cell>
          <table:table-cell table:formula="of:=SUM([.B$2:.B37])/SUM([.B$2:.B$144])" office:value-type="float" office:value="0.831286025456755" calcext:value-type="float">
            <text:p>0,83128602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66" calcext:value-type="float">
            <text:p>966</text:p>
          </table:table-cell>
          <table:table-cell table:formula="of:=SUM([.B$2:.B38])" office:value-type="float" office:value="57067" calcext:value-type="float">
            <text:p>57067</text:p>
          </table:table-cell>
          <table:table-cell table:formula="of:=SUM([.B$2:.B38])/SUM([.B$2:.B$144])" office:value-type="float" office:value="0.845599893312786" calcext:value-type="float">
            <text:p>0,84559989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33" calcext:value-type="float">
            <text:p>833</text:p>
          </table:table-cell>
          <table:table-cell table:formula="of:=SUM([.B$2:.B39])" office:value-type="float" office:value="57900" calcext:value-type="float">
            <text:p>57900</text:p>
          </table:table-cell>
          <table:table-cell table:formula="of:=SUM([.B$2:.B39])/SUM([.B$2:.B$144])" office:value-type="float" office:value="0.85794301124661" calcext:value-type="float">
            <text:p>0,8579430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78" calcext:value-type="float">
            <text:p>778</text:p>
          </table:table-cell>
          <table:table-cell table:formula="of:=SUM([.B$2:.B40])" office:value-type="float" office:value="58678" calcext:value-type="float">
            <text:p>58678</text:p>
          </table:table-cell>
          <table:table-cell table:formula="of:=SUM([.B$2:.B40])/SUM([.B$2:.B$144])" office:value-type="float" office:value="0.869471157408093" calcext:value-type="float">
            <text:p>0,86947115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6" calcext:value-type="float">
            <text:p>776</text:p>
          </table:table-cell>
          <table:table-cell table:formula="of:=SUM([.B$2:.B41])" office:value-type="float" office:value="59454" calcext:value-type="float">
            <text:p>59454</text:p>
          </table:table-cell>
          <table:table-cell table:formula="of:=SUM([.B$2:.B41])/SUM([.B$2:.B$144])" office:value-type="float" office:value="0.8809696682324" calcext:value-type="float">
            <text:p>0,88096966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2" calcext:value-type="float">
            <text:p>692</text:p>
          </table:table-cell>
          <table:table-cell table:formula="of:=SUM([.B$2:.B42])" office:value-type="float" office:value="60146" calcext:value-type="float">
            <text:p>60146</text:p>
          </table:table-cell>
          <table:table-cell table:formula="of:=SUM([.B$2:.B42])/SUM([.B$2:.B$144])" office:value-type="float" office:value="0.891223494895313" calcext:value-type="float">
            <text:p>0,89122349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4" calcext:value-type="float">
            <text:p>604</text:p>
          </table:table-cell>
          <table:table-cell table:formula="of:=SUM([.B$2:.B43])" office:value-type="float" office:value="60750" calcext:value-type="float">
            <text:p>60750</text:p>
          </table:table-cell>
          <table:table-cell table:formula="of:=SUM([.B$2:.B43])/SUM([.B$2:.B$144])" office:value-type="float" office:value="0.90017336672248" calcext:value-type="float">
            <text:p>0,9001733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81" calcext:value-type="float">
            <text:p>581</text:p>
          </table:table-cell>
          <table:table-cell table:formula="of:=SUM([.B$2:.B44])" office:value-type="float" office:value="61331" calcext:value-type="float">
            <text:p>61331</text:p>
          </table:table-cell>
          <table:table-cell table:formula="of:=SUM([.B$2:.B44])/SUM([.B$2:.B$144])" office:value-type="float" office:value="0.908782432172122" calcext:value-type="float">
            <text:p>0,90878243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1" calcext:value-type="float">
            <text:p>491</text:p>
          </table:table-cell>
          <table:table-cell table:formula="of:=SUM([.B$2:.B45])" office:value-type="float" office:value="61822" calcext:value-type="float">
            <text:p>61822</text:p>
          </table:table-cell>
          <table:table-cell table:formula="of:=SUM([.B$2:.B45])/SUM([.B$2:.B$144])" office:value-type="float" office:value="0.916057907448842" calcext:value-type="float">
            <text:p>0,91605790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7" calcext:value-type="float">
            <text:p>477</text:p>
          </table:table-cell>
          <table:table-cell table:formula="of:=SUM([.B$2:.B46])" office:value-type="float" office:value="62299" calcext:value-type="float">
            <text:p>62299</text:p>
          </table:table-cell>
          <table:table-cell table:formula="of:=SUM([.B$2:.B46])/SUM([.B$2:.B$144])" office:value-type="float" office:value="0.92312593536533" calcext:value-type="float">
            <text:p>0,92312593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6" calcext:value-type="float">
            <text:p>426</text:p>
          </table:table-cell>
          <table:table-cell table:formula="of:=SUM([.B$2:.B47])" office:value-type="float" office:value="62725" calcext:value-type="float">
            <text:p>62725</text:p>
          </table:table-cell>
          <table:table-cell table:formula="of:=SUM([.B$2:.B47])/SUM([.B$2:.B$144])" office:value-type="float" office:value="0.929438262183828" calcext:value-type="float">
            <text:p>0,92943826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7" calcext:value-type="float">
            <text:p>397</text:p>
          </table:table-cell>
          <table:table-cell table:formula="of:=SUM([.B$2:.B48])" office:value-type="float" office:value="63122" calcext:value-type="float">
            <text:p>63122</text:p>
          </table:table-cell>
          <table:table-cell table:formula="of:=SUM([.B$2:.B48])/SUM([.B$2:.B$144])" office:value-type="float" office:value="0.935320876613274" calcext:value-type="float">
            <text:p>0,93532087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9" calcext:value-type="float">
            <text:p>359</text:p>
          </table:table-cell>
          <table:table-cell table:formula="of:=SUM([.B$2:.B49])" office:value-type="float" office:value="63481" calcext:value-type="float">
            <text:p>63481</text:p>
          </table:table-cell>
          <table:table-cell table:formula="of:=SUM([.B$2:.B49])/SUM([.B$2:.B$144])" office:value-type="float" office:value="0.940640419636374" calcext:value-type="float">
            <text:p>0,94064041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9" calcext:value-type="float">
            <text:p>369</text:p>
          </table:table-cell>
          <table:table-cell table:formula="of:=SUM([.B$2:.B50])" office:value-type="float" office:value="63850" calcext:value-type="float">
            <text:p>63850</text:p>
          </table:table-cell>
          <table:table-cell table:formula="of:=SUM([.B$2:.B50])/SUM([.B$2:.B$144])" office:value-type="float" office:value="0.946108139345355" calcext:value-type="float">
            <text:p>0,94610813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table:formula="of:=SUM([.B$2:.B51])" office:value-type="float" office:value="64131" calcext:value-type="float">
            <text:p>64131</text:p>
          </table:table-cell>
          <table:table-cell table:formula="of:=SUM([.B$2:.B51])/SUM([.B$2:.B$144])" office:value-type="float" office:value="0.95027190421859" calcext:value-type="float">
            <text:p>0,95027190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5" calcext:value-type="float">
            <text:p>265</text:p>
          </table:table-cell>
          <table:table-cell table:formula="of:=SUM([.B$2:.B52])" office:value-type="float" office:value="64396" calcext:value-type="float">
            <text:p>64396</text:p>
          </table:table-cell>
          <table:table-cell table:formula="of:=SUM([.B$2:.B52])/SUM([.B$2:.B$144])" office:value-type="float" office:value="0.954198586394417" calcext:value-type="float">
            <text:p>0,95419858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9" calcext:value-type="float">
            <text:p>259</text:p>
          </table:table-cell>
          <table:table-cell table:formula="of:=SUM([.B$2:.B53])" office:value-type="float" office:value="64655" calcext:value-type="float">
            <text:p>64655</text:p>
          </table:table-cell>
          <table:table-cell table:formula="of:=SUM([.B$2:.B53])/SUM([.B$2:.B$144])" office:value-type="float" office:value="0.958036362558715" calcext:value-type="float">
            <text:p>0,95803636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9" calcext:value-type="float">
            <text:p>229</text:p>
          </table:table-cell>
          <table:table-cell table:formula="of:=SUM([.B$2:.B54])" office:value-type="float" office:value="64884" calcext:value-type="float">
            <text:p>64884</text:p>
          </table:table-cell>
          <table:table-cell table:formula="of:=SUM([.B$2:.B54])/SUM([.B$2:.B$144])" office:value-type="float" office:value="0.961429608665373" calcext:value-type="float">
            <text:p>0,96142960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table:formula="of:=SUM([.B$2:.B55])" office:value-type="float" office:value="65094" calcext:value-type="float">
            <text:p>65094</text:p>
          </table:table-cell>
          <table:table-cell table:formula="of:=SUM([.B$2:.B55])/SUM([.B$2:.B$144])" office:value-type="float" office:value="0.964541319068858" calcext:value-type="float">
            <text:p>0,96454131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1" calcext:value-type="float">
            <text:p>221</text:p>
          </table:table-cell>
          <table:table-cell table:formula="of:=SUM([.B$2:.B56])" office:value-type="float" office:value="65315" calcext:value-type="float">
            <text:p>65315</text:p>
          </table:table-cell>
          <table:table-cell table:formula="of:=SUM([.B$2:.B56])/SUM([.B$2:.B$144])" office:value-type="float" office:value="0.967816023826811" calcext:value-type="float">
            <text:p>0,96781602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table:formula="of:=SUM([.B$2:.B57])" office:value-type="float" office:value="65483" calcext:value-type="float">
            <text:p>65483</text:p>
          </table:table-cell>
          <table:table-cell table:formula="of:=SUM([.B$2:.B57])/SUM([.B$2:.B$144])" office:value-type="float" office:value="0.970305392149599" calcext:value-type="float">
            <text:p>0,97030539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table:formula="of:=SUM([.B$2:.B58])" office:value-type="float" office:value="65633" calcext:value-type="float">
            <text:p>65633</text:p>
          </table:table-cell>
          <table:table-cell table:formula="of:=SUM([.B$2:.B58])/SUM([.B$2:.B$144])" office:value-type="float" office:value="0.972528042437803" calcext:value-type="float">
            <text:p>0,97252804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table:formula="of:=SUM([.B$2:.B59])" office:value-type="float" office:value="65793" calcext:value-type="float">
            <text:p>65793</text:p>
          </table:table-cell>
          <table:table-cell table:formula="of:=SUM([.B$2:.B59])/SUM([.B$2:.B$144])" office:value-type="float" office:value="0.974898869411887" calcext:value-type="float">
            <text:p>0,97489886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table:formula="of:=SUM([.B$2:.B60])" office:value-type="float" office:value="65925" calcext:value-type="float">
            <text:p>65925</text:p>
          </table:table-cell>
          <table:table-cell table:formula="of:=SUM([.B$2:.B60])/SUM([.B$2:.B$144])" office:value-type="float" office:value="0.976854801665506" calcext:value-type="float">
            <text:p>0,97685480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table:formula="of:=SUM([.B$2:.B61])" office:value-type="float" office:value="66024" calcext:value-type="float">
            <text:p>66024</text:p>
          </table:table-cell>
          <table:table-cell table:formula="of:=SUM([.B$2:.B61])/SUM([.B$2:.B$144])" office:value-type="float" office:value="0.97832175085572" calcext:value-type="float">
            <text:p>0,97832175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table:formula="of:=SUM([.B$2:.B62])" office:value-type="float" office:value="66149" calcext:value-type="float">
            <text:p>66149</text:p>
          </table:table-cell>
          <table:table-cell table:formula="of:=SUM([.B$2:.B62])/SUM([.B$2:.B$144])" office:value-type="float" office:value="0.980173959429223" calcext:value-type="float">
            <text:p>0,98017395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table:formula="of:=SUM([.B$2:.B63])" office:value-type="float" office:value="66254" calcext:value-type="float">
            <text:p>66254</text:p>
          </table:table-cell>
          <table:table-cell table:formula="of:=SUM([.B$2:.B63])/SUM([.B$2:.B$144])" office:value-type="float" office:value="0.981729814630966" calcext:value-type="float">
            <text:p>0,98172981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table:formula="of:=SUM([.B$2:.B64])" office:value-type="float" office:value="66342" calcext:value-type="float">
            <text:p>66342</text:p>
          </table:table-cell>
          <table:table-cell table:formula="of:=SUM([.B$2:.B64])/SUM([.B$2:.B$144])" office:value-type="float" office:value="0.983033769466712" calcext:value-type="float">
            <text:p>0,98303376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formula="of:=SUM([.B$2:.B65])" office:value-type="float" office:value="66421" calcext:value-type="float">
            <text:p>66421</text:p>
          </table:table-cell>
          <table:table-cell table:formula="of:=SUM([.B$2:.B65])/SUM([.B$2:.B$144])" office:value-type="float" office:value="0.984204365285166" calcext:value-type="float">
            <text:p>0,98420436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formula="of:=SUM([.B$2:.B66])" office:value-type="float" office:value="66503" calcext:value-type="float">
            <text:p>66503</text:p>
          </table:table-cell>
          <table:table-cell table:formula="of:=SUM([.B$2:.B66])/SUM([.B$2:.B$144])" office:value-type="float" office:value="0.985419414109384" calcext:value-type="float">
            <text:p>0,98541941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SUM([.B$2:.B67])" office:value-type="float" office:value="66583" calcext:value-type="float">
            <text:p>66583</text:p>
          </table:table-cell>
          <table:table-cell table:formula="of:=SUM([.B$2:.B67])/SUM([.B$2:.B$144])" office:value-type="float" office:value="0.986604827596426" calcext:value-type="float">
            <text:p>0,98660482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formula="of:=SUM([.B$2:.B68])" office:value-type="float" office:value="66640" calcext:value-type="float">
            <text:p>66640</text:p>
          </table:table-cell>
          <table:table-cell table:formula="of:=SUM([.B$2:.B68])/SUM([.B$2:.B$144])" office:value-type="float" office:value="0.987449434705943" calcext:value-type="float">
            <text:p>0,98744943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formula="of:=SUM([.B$2:.B69])" office:value-type="float" office:value="66701" calcext:value-type="float">
            <text:p>66701</text:p>
          </table:table-cell>
          <table:table-cell table:formula="of:=SUM([.B$2:.B69])/SUM([.B$2:.B$144])" office:value-type="float" office:value="0.988353312489813" calcext:value-type="float">
            <text:p>0,9883533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formula="of:=SUM([.B$2:.B70])" office:value-type="float" office:value="66752" calcext:value-type="float">
            <text:p>66752</text:p>
          </table:table-cell>
          <table:table-cell table:formula="of:=SUM([.B$2:.B70])/SUM([.B$2:.B$144])" office:value-type="float" office:value="0.989109013587802" calcext:value-type="float">
            <text:p>0,98910901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B$2:.B71])" office:value-type="float" office:value="66807" calcext:value-type="float">
            <text:p>66807</text:p>
          </table:table-cell>
          <table:table-cell table:formula="of:=SUM([.B$2:.B71])/SUM([.B$2:.B$144])" office:value-type="float" office:value="0.989923985360143" calcext:value-type="float">
            <text:p>0,98992398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formula="of:=SUM([.B$2:.B72])" office:value-type="float" office:value="66856" calcext:value-type="float">
            <text:p>66856</text:p>
          </table:table-cell>
          <table:table-cell table:formula="of:=SUM([.B$2:.B72])/SUM([.B$2:.B$144])" office:value-type="float" office:value="0.990650051120957" calcext:value-type="float">
            <text:p>0,99065005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formula="of:=SUM([.B$2:.B73])" office:value-type="float" office:value="66892" calcext:value-type="float">
            <text:p>66892</text:p>
          </table:table-cell>
          <table:table-cell table:formula="of:=SUM([.B$2:.B73])/SUM([.B$2:.B$144])" office:value-type="float" office:value="0.991183487190125" calcext:value-type="float">
            <text:p>0,9911834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table:formula="of:=SUM([.B$2:.B74])" office:value-type="float" office:value="66938" calcext:value-type="float">
            <text:p>66938</text:p>
          </table:table-cell>
          <table:table-cell table:formula="of:=SUM([.B$2:.B74])/SUM([.B$2:.B$144])" office:value-type="float" office:value="0.991865099945175" calcext:value-type="float">
            <text:p>0,99186509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formula="of:=SUM([.B$2:.B75])" office:value-type="float" office:value="66973" calcext:value-type="float">
            <text:p>66973</text:p>
          </table:table-cell>
          <table:table-cell table:formula="of:=SUM([.B$2:.B75])/SUM([.B$2:.B$144])" office:value-type="float" office:value="0.992383718345755" calcext:value-type="float">
            <text:p>0,99238371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formula="of:=SUM([.B$2:.B76])" office:value-type="float" office:value="67009" calcext:value-type="float">
            <text:p>67009</text:p>
          </table:table-cell>
          <table:table-cell table:formula="of:=SUM([.B$2:.B76])/SUM([.B$2:.B$144])" office:value-type="float" office:value="0.992917154414924" calcext:value-type="float">
            <text:p>0,99291715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table:formula="of:=SUM([.B$2:.B77])" office:value-type="float" office:value="67047" calcext:value-type="float">
            <text:p>67047</text:p>
          </table:table-cell>
          <table:table-cell table:formula="of:=SUM([.B$2:.B77])/SUM([.B$2:.B$144])" office:value-type="float" office:value="0.993480225821269" calcext:value-type="float">
            <text:p>0,99348022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formula="of:=SUM([.B$2:.B78])" office:value-type="float" office:value="67075" calcext:value-type="float">
            <text:p>67075</text:p>
          </table:table-cell>
          <table:table-cell table:formula="of:=SUM([.B$2:.B78])/SUM([.B$2:.B$144])" office:value-type="float" office:value="0.993895120541734" calcext:value-type="float">
            <text:p>0,99389512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formula="of:=SUM([.B$2:.B79])" office:value-type="float" office:value="67093" calcext:value-type="float">
            <text:p>67093</text:p>
          </table:table-cell>
          <table:table-cell table:formula="of:=SUM([.B$2:.B79])/SUM([.B$2:.B$144])" office:value-type="float" office:value="0.994161838576318" calcext:value-type="float">
            <text:p>0,99416183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formula="of:=SUM([.B$2:.B80])" office:value-type="float" office:value="67117" calcext:value-type="float">
            <text:p>67117</text:p>
          </table:table-cell>
          <table:table-cell table:formula="of:=SUM([.B$2:.B80])/SUM([.B$2:.B$144])" office:value-type="float" office:value="0.994517462622431" calcext:value-type="float">
            <text:p>0,99451746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formula="of:=SUM([.B$2:.B81])" office:value-type="float" office:value="67138" calcext:value-type="float">
            <text:p>67138</text:p>
          </table:table-cell>
          <table:table-cell table:formula="of:=SUM([.B$2:.B81])/SUM([.B$2:.B$144])" office:value-type="float" office:value="0.99482863366278" calcext:value-type="float">
            <text:p>0,99482863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SUM([.B$2:.B82])" office:value-type="float" office:value="67157" calcext:value-type="float">
            <text:p>67157</text:p>
          </table:table-cell>
          <table:table-cell table:formula="of:=SUM([.B$2:.B82])/SUM([.B$2:.B$144])" office:value-type="float" office:value="0.995110169365952" calcext:value-type="float">
            <text:p>0,99511016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formula="of:=SUM([.B$2:.B83])" office:value-type="float" office:value="67177" calcext:value-type="float">
            <text:p>67177</text:p>
          </table:table-cell>
          <table:table-cell table:formula="of:=SUM([.B$2:.B83])/SUM([.B$2:.B$144])" office:value-type="float" office:value="0.995406522737712" calcext:value-type="float">
            <text:p>0,99540652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table:formula="of:=SUM([.B$2:.B84])" office:value-type="float" office:value="67203" calcext:value-type="float">
            <text:p>67203</text:p>
          </table:table-cell>
          <table:table-cell table:formula="of:=SUM([.B$2:.B84])/SUM([.B$2:.B$144])" office:value-type="float" office:value="0.995791782121001" calcext:value-type="float">
            <text:p>0,99579178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formula="of:=SUM([.B$2:.B85])" office:value-type="float" office:value="67231" calcext:value-type="float">
            <text:p>67231</text:p>
          </table:table-cell>
          <table:table-cell table:formula="of:=SUM([.B$2:.B85])/SUM([.B$2:.B$144])" office:value-type="float" office:value="0.996206676841466" calcext:value-type="float">
            <text:p>0,99620667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formula="of:=SUM([.B$2:.B86])" office:value-type="float" office:value="67249" calcext:value-type="float">
            <text:p>67249</text:p>
          </table:table-cell>
          <table:table-cell table:formula="of:=SUM([.B$2:.B86])/SUM([.B$2:.B$144])" office:value-type="float" office:value="0.99647339487605" calcext:value-type="float">
            <text:p>0,99647339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formula="of:=SUM([.B$2:.B87])" office:value-type="float" office:value="67264" calcext:value-type="float">
            <text:p>67264</text:p>
          </table:table-cell>
          <table:table-cell table:formula="of:=SUM([.B$2:.B87])/SUM([.B$2:.B$144])" office:value-type="float" office:value="0.996695659904871" calcext:value-type="float">
            <text:p>0,99669565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table:formula="of:=SUM([.B$2:.B88])" office:value-type="float" office:value="67283" calcext:value-type="float">
            <text:p>67283</text:p>
          </table:table-cell>
          <table:table-cell table:formula="of:=SUM([.B$2:.B88])/SUM([.B$2:.B$144])" office:value-type="float" office:value="0.996977195608043" calcext:value-type="float">
            <text:p>0,99697719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SUM([.B$2:.B89])" office:value-type="float" office:value="67295" calcext:value-type="float">
            <text:p>67295</text:p>
          </table:table-cell>
          <table:table-cell table:formula="of:=SUM([.B$2:.B89])/SUM([.B$2:.B$144])" office:value-type="float" office:value="0.997155007631099" calcext:value-type="float">
            <text:p>0,99715500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SUM([.B$2:.B90])" office:value-type="float" office:value="67306" calcext:value-type="float">
            <text:p>67306</text:p>
          </table:table-cell>
          <table:table-cell table:formula="of:=SUM([.B$2:.B90])/SUM([.B$2:.B$144])" office:value-type="float" office:value="0.997318001985568" calcext:value-type="float">
            <text:p>0,9973180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SUM([.B$2:.B91])" office:value-type="float" office:value="67314" calcext:value-type="float">
            <text:p>67314</text:p>
          </table:table-cell>
          <table:table-cell table:formula="of:=SUM([.B$2:.B91])/SUM([.B$2:.B$144])" office:value-type="float" office:value="0.997436543334272" calcext:value-type="float">
            <text:p>0,99743654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table:formula="of:=SUM([.B$2:.B92])" office:value-type="float" office:value="67325" calcext:value-type="float">
            <text:p>67325</text:p>
          </table:table-cell>
          <table:table-cell table:formula="of:=SUM([.B$2:.B92])/SUM([.B$2:.B$144])" office:value-type="float" office:value="0.99759953768874" calcext:value-type="float">
            <text:p>0,99759953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SUM([.B$2:.B93])" office:value-type="float" office:value="67329" calcext:value-type="float">
            <text:p>67329</text:p>
          </table:table-cell>
          <table:table-cell table:formula="of:=SUM([.B$2:.B93])/SUM([.B$2:.B$144])" office:value-type="float" office:value="0.997658808363092" calcext:value-type="float">
            <text:p>0,99765880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formula="of:=SUM([.B$2:.B94])" office:value-type="float" office:value="67338" calcext:value-type="float">
            <text:p>67338</text:p>
          </table:table-cell>
          <table:table-cell table:formula="of:=SUM([.B$2:.B94])/SUM([.B$2:.B$144])" office:value-type="float" office:value="0.997792167380384" calcext:value-type="float">
            <text:p>0,99779216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table:formula="of:=SUM([.B$2:.B95])" office:value-type="float" office:value="67347" calcext:value-type="float">
            <text:p>67347</text:p>
          </table:table-cell>
          <table:table-cell table:formula="of:=SUM([.B$2:.B95])/SUM([.B$2:.B$144])" office:value-type="float" office:value="0.997925526397677" calcext:value-type="float">
            <text:p>0,99792552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formula="of:=SUM([.B$2:.B96])" office:value-type="float" office:value="67355" calcext:value-type="float">
            <text:p>67355</text:p>
          </table:table-cell>
          <table:table-cell table:formula="of:=SUM([.B$2:.B96])/SUM([.B$2:.B$144])" office:value-type="float" office:value="0.998044067746381" calcext:value-type="float">
            <text:p>0,99804406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formula="of:=SUM([.B$2:.B97])" office:value-type="float" office:value="67360" calcext:value-type="float">
            <text:p>67360</text:p>
          </table:table-cell>
          <table:table-cell table:formula="of:=SUM([.B$2:.B97])/SUM([.B$2:.B$144])" office:value-type="float" office:value="0.998118156089321" calcext:value-type="float">
            <text:p>0,99811815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formula="of:=SUM([.B$2:.B98])" office:value-type="float" office:value="67374" calcext:value-type="float">
            <text:p>67374</text:p>
          </table:table-cell>
          <table:table-cell table:formula="of:=SUM([.B$2:.B98])/SUM([.B$2:.B$144])" office:value-type="float" office:value="0.998325603449553" calcext:value-type="float">
            <text:p>0,99832560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SUM([.B$2:.B99])" office:value-type="float" office:value="67379" calcext:value-type="float">
            <text:p>67379</text:p>
          </table:table-cell>
          <table:table-cell table:formula="of:=SUM([.B$2:.B99])/SUM([.B$2:.B$144])" office:value-type="float" office:value="0.998399691792493" calcext:value-type="float">
            <text:p>0,99839969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formula="of:=SUM([.B$2:.B100])" office:value-type="float" office:value="67389" calcext:value-type="float">
            <text:p>67389</text:p>
          </table:table-cell>
          <table:table-cell table:formula="of:=SUM([.B$2:.B100])/SUM([.B$2:.B$144])" office:value-type="float" office:value="0.998547868478374" calcext:value-type="float">
            <text:p>0,99854786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SUM([.B$2:.B101])" office:value-type="float" office:value="67396" calcext:value-type="float">
            <text:p>67396</text:p>
          </table:table-cell>
          <table:table-cell table:formula="of:=SUM([.B$2:.B101])/SUM([.B$2:.B$144])" office:value-type="float" office:value="0.99865159215849" calcext:value-type="float">
            <text:p>0,99865159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SUM([.B$2:.B102])" office:value-type="float" office:value="67401" calcext:value-type="float">
            <text:p>67401</text:p>
          </table:table-cell>
          <table:table-cell table:formula="of:=SUM([.B$2:.B102])/SUM([.B$2:.B$144])" office:value-type="float" office:value="0.99872568050143" calcext:value-type="float">
            <text:p>0,99872568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formula="of:=SUM([.B$2:.B103])" office:value-type="float" office:value="67408" calcext:value-type="float">
            <text:p>67408</text:p>
          </table:table-cell>
          <table:table-cell table:formula="of:=SUM([.B$2:.B103])/SUM([.B$2:.B$144])" office:value-type="float" office:value="0.998829404181546" calcext:value-type="float">
            <text:p>0,99882940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formula="of:=SUM([.B$2:.B104])" office:value-type="float" office:value="67414" calcext:value-type="float">
            <text:p>67414</text:p>
          </table:table-cell>
          <table:table-cell table:formula="of:=SUM([.B$2:.B104])/SUM([.B$2:.B$144])" office:value-type="float" office:value="0.998918310193074" calcext:value-type="float">
            <text:p>0,99891831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SUM([.B$2:.B105])" office:value-type="float" office:value="67417" calcext:value-type="float">
            <text:p>67417</text:p>
          </table:table-cell>
          <table:table-cell table:formula="of:=SUM([.B$2:.B105])/SUM([.B$2:.B$144])" office:value-type="float" office:value="0.998962763198838" calcext:value-type="float">
            <text:p>0,99896276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SUM([.B$2:.B106])" office:value-type="float" office:value="67418" calcext:value-type="float">
            <text:p>67418</text:p>
          </table:table-cell>
          <table:table-cell table:formula="of:=SUM([.B$2:.B106])/SUM([.B$2:.B$144])" office:value-type="float" office:value="0.998977580867426" calcext:value-type="float">
            <text:p>0,99897758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SUM([.B$2:.B107])" office:value-type="float" office:value="67421" calcext:value-type="float">
            <text:p>67421</text:p>
          </table:table-cell>
          <table:table-cell table:formula="of:=SUM([.B$2:.B107])/SUM([.B$2:.B$144])" office:value-type="float" office:value="0.99902203387319" calcext:value-type="float">
            <text:p>0,99902203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formula="of:=SUM([.B$2:.B108])" office:value-type="float" office:value="67424" calcext:value-type="float">
            <text:p>67424</text:p>
          </table:table-cell>
          <table:table-cell table:formula="of:=SUM([.B$2:.B108])/SUM([.B$2:.B$144])" office:value-type="float" office:value="0.999066486878954" calcext:value-type="float">
            <text:p>0,99906648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formula="of:=SUM([.B$2:.B109])" office:value-type="float" office:value="67428" calcext:value-type="float">
            <text:p>67428</text:p>
          </table:table-cell>
          <table:table-cell table:formula="of:=SUM([.B$2:.B109])/SUM([.B$2:.B$144])" office:value-type="float" office:value="0.999125757553307" calcext:value-type="float">
            <text:p>0,99912575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formula="of:=SUM([.B$2:.B110])" office:value-type="float" office:value="67431" calcext:value-type="float">
            <text:p>67431</text:p>
          </table:table-cell>
          <table:table-cell table:formula="of:=SUM([.B$2:.B110])/SUM([.B$2:.B$144])" office:value-type="float" office:value="0.999170210559071" calcext:value-type="float">
            <text:p>0,99917021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SUM([.B$2:.B111])" office:value-type="float" office:value="67434" calcext:value-type="float">
            <text:p>67434</text:p>
          </table:table-cell>
          <table:table-cell table:formula="of:=SUM([.B$2:.B111])/SUM([.B$2:.B$144])" office:value-type="float" office:value="0.999214663564835" calcext:value-type="float">
            <text:p>0,99921466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B$2:.B112])" office:value-type="float" office:value="67440" calcext:value-type="float">
            <text:p>67440</text:p>
          </table:table-cell>
          <table:table-cell table:formula="of:=SUM([.B$2:.B112])/SUM([.B$2:.B$144])" office:value-type="float" office:value="0.999303569576363" calcext:value-type="float">
            <text:p>0,99930356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SUM([.B$2:.B113])" office:value-type="float" office:value="67441" calcext:value-type="float">
            <text:p>67441</text:p>
          </table:table-cell>
          <table:table-cell table:formula="of:=SUM([.B$2:.B113])/SUM([.B$2:.B$144])" office:value-type="float" office:value="0.999318387244951" calcext:value-type="float">
            <text:p>0,99931838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formula="of:=SUM([.B$2:.B114])" office:value-type="float" office:value="67448" calcext:value-type="float">
            <text:p>67448</text:p>
          </table:table-cell>
          <table:table-cell table:formula="of:=SUM([.B$2:.B114])/SUM([.B$2:.B$144])" office:value-type="float" office:value="0.999422110925067" calcext:value-type="float">
            <text:p>0,999422110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formula="of:=SUM([.B$2:.B115])" office:value-type="float" office:value="67453" calcext:value-type="float">
            <text:p>67453</text:p>
          </table:table-cell>
          <table:table-cell table:formula="of:=SUM([.B$2:.B115])/SUM([.B$2:.B$144])" office:value-type="float" office:value="0.999496199268007" calcext:value-type="float">
            <text:p>0,99949619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formula="of:=SUM([.B$2:.B116])" office:value-type="float" office:value="67455" calcext:value-type="float">
            <text:p>67455</text:p>
          </table:table-cell>
          <table:table-cell table:formula="of:=SUM([.B$2:.B116])/SUM([.B$2:.B$144])" office:value-type="float" office:value="0.999525834605183" calcext:value-type="float">
            <text:p>0,99952583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formula="of:=SUM([.B$2:.B117])" office:value-type="float" office:value="67457" calcext:value-type="float">
            <text:p>67457</text:p>
          </table:table-cell>
          <table:table-cell table:formula="of:=SUM([.B$2:.B117])/SUM([.B$2:.B$144])" office:value-type="float" office:value="0.999555469942359" calcext:value-type="float">
            <text:p>0,99955546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SUM([.B$2:.B118])" office:value-type="float" office:value="67458" calcext:value-type="float">
            <text:p>67458</text:p>
          </table:table-cell>
          <table:table-cell table:formula="of:=SUM([.B$2:.B118])/SUM([.B$2:.B$144])" office:value-type="float" office:value="0.999570287610947" calcext:value-type="float">
            <text:p>0,99957028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SUM([.B$2:.B119])" office:value-type="float" office:value="67460" calcext:value-type="float">
            <text:p>67460</text:p>
          </table:table-cell>
          <table:table-cell table:formula="of:=SUM([.B$2:.B119])/SUM([.B$2:.B$144])" office:value-type="float" office:value="0.999599922948123" calcext:value-type="float">
            <text:p>0,99959992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formula="of:=SUM([.B$2:.B120])" office:value-type="float" office:value="67461" calcext:value-type="float">
            <text:p>67461</text:p>
          </table:table-cell>
          <table:table-cell table:formula="of:=SUM([.B$2:.B120])/SUM([.B$2:.B$144])" office:value-type="float" office:value="0.999614740616711" calcext:value-type="float">
            <text:p>0,99961474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SUM([.B$2:.B121])" office:value-type="float" office:value="67462" calcext:value-type="float">
            <text:p>67462</text:p>
          </table:table-cell>
          <table:table-cell table:formula="of:=SUM([.B$2:.B121])/SUM([.B$2:.B$144])" office:value-type="float" office:value="0.999629558285299" calcext:value-type="float">
            <text:p>0,999629558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formula="of:=SUM([.B$2:.B122])" office:value-type="float" office:value="67464" calcext:value-type="float">
            <text:p>67464</text:p>
          </table:table-cell>
          <table:table-cell table:formula="of:=SUM([.B$2:.B122])/SUM([.B$2:.B$144])" office:value-type="float" office:value="0.999659193622475" calcext:value-type="float">
            <text:p>0,99965919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SUM([.B$2:.B123])" office:value-type="float" office:value="67465" calcext:value-type="float">
            <text:p>67465</text:p>
          </table:table-cell>
          <table:table-cell table:formula="of:=SUM([.B$2:.B123])/SUM([.B$2:.B$144])" office:value-type="float" office:value="0.999674011291063" calcext:value-type="float">
            <text:p>0,99967401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formula="of:=SUM([.B$2:.B124])" office:value-type="float" office:value="67466" calcext:value-type="float">
            <text:p>67466</text:p>
          </table:table-cell>
          <table:table-cell table:formula="of:=SUM([.B$2:.B124])/SUM([.B$2:.B$144])" office:value-type="float" office:value="0.999688828959651" calcext:value-type="float">
            <text:p>0,9996888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SUM([.B$2:.B125])" office:value-type="float" office:value="67467" calcext:value-type="float">
            <text:p>67467</text:p>
          </table:table-cell>
          <table:table-cell table:formula="of:=SUM([.B$2:.B125])/SUM([.B$2:.B$144])" office:value-type="float" office:value="0.99970364662824" calcext:value-type="float">
            <text:p>0,99970364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SUM([.B$2:.B126])" office:value-type="float" office:value="67468" calcext:value-type="float">
            <text:p>67468</text:p>
          </table:table-cell>
          <table:table-cell table:formula="of:=SUM([.B$2:.B126])/SUM([.B$2:.B$144])" office:value-type="float" office:value="0.999718464296828" calcext:value-type="float">
            <text:p>0,99971846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formula="of:=SUM([.B$2:.B127])" office:value-type="float" office:value="67469" calcext:value-type="float">
            <text:p>67469</text:p>
          </table:table-cell>
          <table:table-cell table:formula="of:=SUM([.B$2:.B127])/SUM([.B$2:.B$144])" office:value-type="float" office:value="0.999733281965415" calcext:value-type="float">
            <text:p>0,99973328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formula="of:=SUM([.B$2:.B128])" office:value-type="float" office:value="67470" calcext:value-type="float">
            <text:p>67470</text:p>
          </table:table-cell>
          <table:table-cell table:formula="of:=SUM([.B$2:.B128])/SUM([.B$2:.B$144])" office:value-type="float" office:value="0.999748099634004" calcext:value-type="float">
            <text:p>0,99974809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SUM([.B$2:.B129])" office:value-type="float" office:value="67471" calcext:value-type="float">
            <text:p>67471</text:p>
          </table:table-cell>
          <table:table-cell table:formula="of:=SUM([.B$2:.B129])/SUM([.B$2:.B$144])" office:value-type="float" office:value="0.999762917302592" calcext:value-type="float">
            <text:p>0,99976291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formula="of:=SUM([.B$2:.B130])" office:value-type="float" office:value="67472" calcext:value-type="float">
            <text:p>67472</text:p>
          </table:table-cell>
          <table:table-cell table:formula="of:=SUM([.B$2:.B130])/SUM([.B$2:.B$144])" office:value-type="float" office:value="0.99977773497118" calcext:value-type="float">
            <text:p>0,9997777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SUM([.B$2:.B131])" office:value-type="float" office:value="67473" calcext:value-type="float">
            <text:p>67473</text:p>
          </table:table-cell>
          <table:table-cell table:formula="of:=SUM([.B$2:.B131])/SUM([.B$2:.B$144])" office:value-type="float" office:value="0.999792552639768" calcext:value-type="float">
            <text:p>0,99979255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formula="of:=SUM([.B$2:.B132])" office:value-type="float" office:value="67475" calcext:value-type="float">
            <text:p>67475</text:p>
          </table:table-cell>
          <table:table-cell table:formula="of:=SUM([.B$2:.B132])/SUM([.B$2:.B$144])" office:value-type="float" office:value="0.999822187976944" calcext:value-type="float">
            <text:p>0,9998221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formula="of:=SUM([.B$2:.B133])" office:value-type="float" office:value="67476" calcext:value-type="float">
            <text:p>67476</text:p>
          </table:table-cell>
          <table:table-cell table:formula="of:=SUM([.B$2:.B133])/SUM([.B$2:.B$144])" office:value-type="float" office:value="0.999837005645532" calcext:value-type="float">
            <text:p>0,99983700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formula="of:=SUM([.B$2:.B134])" office:value-type="float" office:value="67477" calcext:value-type="float">
            <text:p>67477</text:p>
          </table:table-cell>
          <table:table-cell table:formula="of:=SUM([.B$2:.B134])/SUM([.B$2:.B$144])" office:value-type="float" office:value="0.99985182331412" calcext:value-type="float">
            <text:p>0,99985182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formula="of:=SUM([.B$2:.B135])" office:value-type="float" office:value="67478" calcext:value-type="float">
            <text:p>67478</text:p>
          </table:table-cell>
          <table:table-cell table:formula="of:=SUM([.B$2:.B135])/SUM([.B$2:.B$144])" office:value-type="float" office:value="0.999866640982708" calcext:value-type="float">
            <text:p>0,99986664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formula="of:=SUM([.B$2:.B136])" office:value-type="float" office:value="67479" calcext:value-type="float">
            <text:p>67479</text:p>
          </table:table-cell>
          <table:table-cell table:formula="of:=SUM([.B$2:.B136])/SUM([.B$2:.B$144])" office:value-type="float" office:value="0.999881458651296" calcext:value-type="float">
            <text:p>0,999881458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formula="of:=SUM([.B$2:.B137])" office:value-type="float" office:value="67480" calcext:value-type="float">
            <text:p>67480</text:p>
          </table:table-cell>
          <table:table-cell table:formula="of:=SUM([.B$2:.B137])/SUM([.B$2:.B$144])" office:value-type="float" office:value="0.999896276319884" calcext:value-type="float">
            <text:p>0,999896276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formula="of:=SUM([.B$2:.B138])" office:value-type="float" office:value="67481" calcext:value-type="float">
            <text:p>67481</text:p>
          </table:table-cell>
          <table:table-cell table:formula="of:=SUM([.B$2:.B138])/SUM([.B$2:.B$144])" office:value-type="float" office:value="0.999911093988472" calcext:value-type="float">
            <text:p>0,99991109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formula="of:=SUM([.B$2:.B139])" office:value-type="float" office:value="67482" calcext:value-type="float">
            <text:p>67482</text:p>
          </table:table-cell>
          <table:table-cell table:formula="of:=SUM([.B$2:.B139])/SUM([.B$2:.B$144])" office:value-type="float" office:value="0.99992591165706" calcext:value-type="float">
            <text:p>0,99992591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formula="of:=SUM([.B$2:.B140])" office:value-type="float" office:value="67483" calcext:value-type="float">
            <text:p>67483</text:p>
          </table:table-cell>
          <table:table-cell table:formula="of:=SUM([.B$2:.B140])/SUM([.B$2:.B$144])" office:value-type="float" office:value="0.999940729325648" calcext:value-type="float">
            <text:p>0,999940729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$2:.B141])" office:value-type="float" office:value="67484" calcext:value-type="float">
            <text:p>67484</text:p>
          </table:table-cell>
          <table:table-cell table:formula="of:=SUM([.B$2:.B141])/SUM([.B$2:.B$144])" office:value-type="float" office:value="0.999955546994236" calcext:value-type="float">
            <text:p>0,99995554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formula="of:=SUM([.B$2:.B142])" office:value-type="float" office:value="67485" calcext:value-type="float">
            <text:p>67485</text:p>
          </table:table-cell>
          <table:table-cell table:formula="of:=SUM([.B$2:.B142])/SUM([.B$2:.B$144])" office:value-type="float" office:value="0.999970364662824" calcext:value-type="float">
            <text:p>0,999970364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formula="of:=SUM([.B$2:.B143])" office:value-type="float" office:value="67486" calcext:value-type="float">
            <text:p>67486</text:p>
          </table:table-cell>
          <table:table-cell table:formula="of:=SUM([.B$2:.B143])/SUM([.B$2:.B$144])" office:value-type="float" office:value="0.999985182331412" calcext:value-type="float">
            <text:p>0,999985182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SUM([.B$2:.B144])" office:value-type="float" office:value="67487" calcext:value-type="float">
            <text:p>67487</text:p>
          </table:table-cell>
          <table:table-cell table:formula="of:=SUM([.B$2:.B144])/SUM([.B$2:.B$144])" office:value-type="float" office:value="1" calcext:value-type="float">
            <text:p>1</text:p>
          </table:table-cell>
        </table:table-row>
      </table:table>
      <table:table table:name="forest_counts" table:style-name="ta1">
        <table:shapes>
          <draw:frame draw:z-index="0" draw:style-name="gr1" draw:text-style-name="P1" svg:width="189.99mm" svg:height="90.05mm" svg:x="119.2mm" svg:y="3.19mm">
            <loext:p draw:notify-on-update-of-ranges="forest_counts.A1:forest_counts.A1 forest_counts.A2:forest_counts.A21 forest_counts.B1:forest_counts.B1 forest_counts.B2:forest_counts.B21 forest_counts.A1:forest_counts.A1 forest_counts.A2:forest_counts.A21 forest_counts.C1:forest_counts.C1 forest_counts.C2:forest_counts.C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rest_count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4976" calcext:value-type="float">
            <text:p>914976</text:p>
          </table:table-cell>
          <table:table-cell table:formula="of:=SUM([.B$2:.B2])" office:value-type="float" office:value="914976" calcext:value-type="float">
            <text:p>914976</text:p>
          </table:table-cell>
          <table:table-cell table:formula="of:=SUM([.B$2:.B2])/SUM([.B$2:.B$21])" office:value-type="float" office:value="0.564377761822636" calcext:value-type="float">
            <text:p>0,56437776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1326" calcext:value-type="float">
            <text:p>371326</text:p>
          </table:table-cell>
          <table:table-cell table:formula="of:=SUM([.B$2:.B3])" office:value-type="float" office:value="1286302" calcext:value-type="float">
            <text:p>1286302</text:p>
          </table:table-cell>
          <table:table-cell table:formula="of:=SUM([.B$2:.B3])/SUM([.B$2:.B$21])" office:value-type="float" office:value="0.793419984554765" calcext:value-type="float">
            <text:p>0,7934199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1309" calcext:value-type="float">
            <text:p>211309</text:p>
          </table:table-cell>
          <table:table-cell table:formula="of:=SUM([.B$2:.B4])" office:value-type="float" office:value="1497611" calcext:value-type="float">
            <text:p>1497611</text:p>
          </table:table-cell>
          <table:table-cell table:formula="of:=SUM([.B$2:.B4])/SUM([.B$2:.B$21])" office:value-type="float" office:value="0.923760125140944" calcext:value-type="float">
            <text:p>0,9237601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454" calcext:value-type="float">
            <text:p>80454</text:p>
          </table:table-cell>
          <table:table-cell table:formula="of:=SUM([.B$2:.B5])" office:value-type="float" office:value="1578065" calcext:value-type="float">
            <text:p>1578065</text:p>
          </table:table-cell>
          <table:table-cell table:formula="of:=SUM([.B$2:.B5])/SUM([.B$2:.B$21])" office:value-type="float" office:value="0.973385960626988" calcext:value-type="float">
            <text:p>0,97338596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674" calcext:value-type="float">
            <text:p>28674</text:p>
          </table:table-cell>
          <table:table-cell table:formula="of:=SUM([.B$2:.B6])" office:value-type="float" office:value="1606739" calcext:value-type="float">
            <text:p>1606739</text:p>
          </table:table-cell>
          <table:table-cell table:formula="of:=SUM([.B$2:.B6])/SUM([.B$2:.B$21])" office:value-type="float" office:value="0.991072728304503" calcext:value-type="float">
            <text:p>0,99107272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80" calcext:value-type="float">
            <text:p>9380</text:p>
          </table:table-cell>
          <table:table-cell table:formula="of:=SUM([.B$2:.B7])" office:value-type="float" office:value="1616119" calcext:value-type="float">
            <text:p>1616119</text:p>
          </table:table-cell>
          <table:table-cell table:formula="of:=SUM([.B$2:.B7])/SUM([.B$2:.B$21])" office:value-type="float" office:value="0.996858523129609" calcext:value-type="float">
            <text:p>0,9968585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87" calcext:value-type="float">
            <text:p>3187</text:p>
          </table:table-cell>
          <table:table-cell table:formula="of:=SUM([.B$2:.B8])" office:value-type="float" office:value="1619306" calcext:value-type="float">
            <text:p>1619306</text:p>
          </table:table-cell>
          <table:table-cell table:formula="of:=SUM([.B$2:.B8])/SUM([.B$2:.B$21])" office:value-type="float" office:value="0.998824336360698" calcext:value-type="float">
            <text:p>0,9988243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7" calcext:value-type="float">
            <text:p>1127</text:p>
          </table:table-cell>
          <table:table-cell table:formula="of:=SUM([.B$2:.B9])" office:value-type="float" office:value="1620433" calcext:value-type="float">
            <text:p>1620433</text:p>
          </table:table-cell>
          <table:table-cell table:formula="of:=SUM([.B$2:.B9])/SUM([.B$2:.B$21])" office:value-type="float" office:value="0.999519495291177" calcext:value-type="float">
            <text:p>0,99951949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7" calcext:value-type="float">
            <text:p>377</text:p>
          </table:table-cell>
          <table:table-cell table:formula="of:=SUM([.B$2:.B10])" office:value-type="float" office:value="1620810" calcext:value-type="float">
            <text:p>1620810</text:p>
          </table:table-cell>
          <table:table-cell table:formula="of:=SUM([.B$2:.B10])/SUM([.B$2:.B$21])" office:value-type="float" office:value="0.999752037364638" calcext:value-type="float">
            <text:p>0,99975203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formula="of:=SUM([.B$2:.B11])" office:value-type="float" office:value="1620961" calcext:value-type="float">
            <text:p>1620961</text:p>
          </table:table-cell>
          <table:table-cell table:formula="of:=SUM([.B$2:.B11])/SUM([.B$2:.B$21])" office:value-type="float" office:value="0.999845177558518" calcext:value-type="float">
            <text:p>0,9998451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formula="of:=SUM([.B$2:.B12])" office:value-type="float" office:value="1621028" calcext:value-type="float">
            <text:p>1621028</text:p>
          </table:table-cell>
          <table:table-cell table:formula="of:=SUM([.B$2:.B12])/SUM([.B$2:.B$21])" office:value-type="float" office:value="0.999886504664412" calcext:value-type="float">
            <text:p>0,99988650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SUM([.B$2:.B13])" office:value-type="float" office:value="1621068" calcext:value-type="float">
            <text:p>1621068</text:p>
          </table:table-cell>
          <table:table-cell table:formula="of:=SUM([.B$2:.B13])/SUM([.B$2:.B$21])" office:value-type="float" office:value="0.999911177563453" calcext:value-type="float">
            <text:p>0,99991117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SUM([.B$2:.B14])" office:value-type="float" office:value="1621086" calcext:value-type="float">
            <text:p>1621086</text:p>
          </table:table-cell>
          <table:table-cell table:formula="of:=SUM([.B$2:.B14])/SUM([.B$2:.B$21])" office:value-type="float" office:value="0.999922280368021" calcext:value-type="float">
            <text:p>0,9999222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SUM([.B$2:.B15])" office:value-type="float" office:value="1621130" calcext:value-type="float">
            <text:p>1621130</text:p>
          </table:table-cell>
          <table:table-cell table:formula="of:=SUM([.B$2:.B15])/SUM([.B$2:.B$21])" office:value-type="float" office:value="0.999949420556966" calcext:value-type="float">
            <text:p>0,9999494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SUM([.B$2:.B16])" office:value-type="float" office:value="1621153" calcext:value-type="float">
            <text:p>1621153</text:p>
          </table:table-cell>
          <table:table-cell table:formula="of:=SUM([.B$2:.B16])/SUM([.B$2:.B$21])" office:value-type="float" office:value="0.999963607473915" calcext:value-type="float">
            <text:p>0,9999636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SUM([.B$2:.B17])" office:value-type="float" office:value="1621179" calcext:value-type="float">
            <text:p>1621179</text:p>
          </table:table-cell>
          <table:table-cell table:formula="of:=SUM([.B$2:.B17])/SUM([.B$2:.B$21])" office:value-type="float" office:value="0.999979644858291" calcext:value-type="float">
            <text:p>0,99997964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SUM([.B$2:.B18])" office:value-type="float" office:value="1621195" calcext:value-type="float">
            <text:p>1621195</text:p>
          </table:table-cell>
          <table:table-cell table:formula="of:=SUM([.B$2:.B18])/SUM([.B$2:.B$21])" office:value-type="float" office:value="0.999989514017908" calcext:value-type="float">
            <text:p>0,9999895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SUM([.B$2:.B19])" office:value-type="float" office:value="1621207" calcext:value-type="float">
            <text:p>1621207</text:p>
          </table:table-cell>
          <table:table-cell table:formula="of:=SUM([.B$2:.B19])/SUM([.B$2:.B$21])" office:value-type="float" office:value="0.99999691588762" calcext:value-type="float">
            <text:p>0,99999691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SUM([.B$2:.B20])" office:value-type="float" office:value="1621210" calcext:value-type="float">
            <text:p>1621210</text:p>
          </table:table-cell>
          <table:table-cell table:formula="of:=SUM([.B$2:.B20])/SUM([.B$2:.B$21])" office:value-type="float" office:value="0.999998766355048" calcext:value-type="float">
            <text:p>0,99999876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SUM([.B$2:.B21])" office:value-type="float" office:value="1621212" calcext:value-type="float">
            <text:p>1621212</text:p>
          </table:table-cell>
          <table:table-cell table:formula="of:=SUM([.B$2:.B21])/SUM([.B$2:.B$21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16:23.603851477</meta:creation-date>
    <dc:date>2017-01-25T16:21:31.342280924</dc:date>
    <meta:editing-duration>PT2M55S</meta:editing-duration>
    <meta:editing-cycles>1</meta:editing-cycles>
    <meta:document-statistic meta:table-count="2" meta:cell-count="660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01cm" chart:symbol-height="0.01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82cm" svg:height="9.165cm" xlink:href=".." xlink:type="simple" chart:class="chart:scatter" chart:style-name="ch1">
        <chart:legend chart:legend-position="end" svg:x="18.685cm" svg:y="4.034cm" style:legend-expansion="high" chart:style-name="ch2"/>
        <chart:plot-area chart:style-name="ch3" table:cell-range-address="sentence_lengths.A1:sentence_lengths.C144" chart:data-source-has-labels="row" svg:x="0.419cm" svg:y="0.183cm" svg:width="17.847cm" svg:height="8.799cm">
          <chartooo:coordinate-region svg:x="1.596cm" svg:y="0.382cm" svg:width="16.39cm" svg:height="7.953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entence_lengths.B2:sentence_lengths.B144" chart:label-cell-address="sentence_lengths.B1:sentence_lengths.B1" chart:class="chart:scatter">
            <chart:domain table:cell-range-address="sentence_lengths.A2:sentence_lengths.A144"/>
            <chart:data-point chart:repeated="143"/>
          </chart:series>
          <chart:series chart:style-name="ch8" chart:values-cell-range-address="sentence_lengths.C2:sentence_lengths.C144" chart:label-cell-address="sentence_lengths.C1:sentence_lengths.C1" chart:class="chart:scatter">
            <chart:data-point chart:repeated="67"/>
            <chart:data-point chart:style-name="ch9"/>
            <chart:data-point chart:repeated="4"/>
            <chart:data-point chart:style-name="ch9"/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count </text:p>
                <draw:g>
                  <svg:desc>sentence_lengths.B1:sentence_lengths.B1</svg:desc>
                </draw:g>
              </table:table-cell>
              <table:table-cell office:value-type="string">
                <text:p>sum</text:p>
                <draw:g>
                  <svg:desc>sentence_lengths.C1:sentence_length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ntence_lengths.A2:sentence_lengths.A144</svg:desc>
                </draw:g>
              </table:table-cell>
              <table:table-cell office:value-type="float" office:value="316">
                <text:p>316</text:p>
                <draw:g>
                  <svg:desc>sentence_lengths.B2:sentence_lengths.B144</svg:desc>
                </draw:g>
              </table:table-cell>
              <table:table-cell office:value-type="float" office:value="316">
                <text:p>316</text:p>
                <draw:g>
                  <svg:desc>sentence_lengths.C2:sentence_lengths.C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10">
                <text:p>2510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66">
                <text:p>1766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86">
                <text:p>1186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29">
                <text:p>829</text:p>
              </table:table-cell>
              <table:table-cell office:value-type="float" office:value="6607">
                <text:p>6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08">
                <text:p>708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79">
                <text:p>779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77">
                <text:p>877</text:p>
              </table:table-cell>
              <table:table-cell office:value-type="float" office:value="8971">
                <text:p>8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67">
                <text:p>1067</text:p>
              </table:table-cell>
              <table:table-cell office:value-type="float" office:value="10038">
                <text:p>100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45">
                <text:p>1245</text:p>
              </table:table-cell>
              <table:table-cell office:value-type="float" office:value="11283">
                <text:p>11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12">
                <text:p>1412</text:p>
              </table:table-cell>
              <table:table-cell office:value-type="float" office:value="12695">
                <text:p>12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22">
                <text:p>1522</text:p>
              </table:table-cell>
              <table:table-cell office:value-type="float" office:value="14217">
                <text:p>14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82">
                <text:p>1682</text:p>
              </table:table-cell>
              <table:table-cell office:value-type="float" office:value="15899">
                <text:p>15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06">
                <text:p>1806</text:p>
              </table:table-cell>
              <table:table-cell office:value-type="float" office:value="17705">
                <text:p>17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30">
                <text:p>1930</text:p>
              </table:table-cell>
              <table:table-cell office:value-type="float" office:value="19635">
                <text:p>19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08">
                <text:p>2008</text:p>
              </table:table-cell>
              <table:table-cell office:value-type="float" office:value="21643">
                <text:p>21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89">
                <text:p>2089</text:p>
              </table:table-cell>
              <table:table-cell office:value-type="float" office:value="23732">
                <text:p>237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59">
                <text:p>2159</text:p>
              </table:table-cell>
              <table:table-cell office:value-type="float" office:value="25891">
                <text:p>25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09">
                <text:p>2209</text:p>
              </table:table-cell>
              <table:table-cell office:value-type="float" office:value="28100">
                <text:p>28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24">
                <text:p>2124</text:p>
              </table:table-cell>
              <table:table-cell office:value-type="float" office:value="30224">
                <text:p>30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20">
                <text:p>2120</text:p>
              </table:table-cell>
              <table:table-cell office:value-type="float" office:value="32344">
                <text:p>32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25">
                <text:p>2025</text:p>
              </table:table-cell>
              <table:table-cell office:value-type="float" office:value="34369">
                <text:p>34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04">
                <text:p>2104</text:p>
              </table:table-cell>
              <table:table-cell office:value-type="float" office:value="36473">
                <text:p>36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35">
                <text:p>2035</text:p>
              </table:table-cell>
              <table:table-cell office:value-type="float" office:value="38508">
                <text:p>38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94">
                <text:p>1894</text:p>
              </table:table-cell>
              <table:table-cell office:value-type="float" office:value="40402">
                <text:p>40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60">
                <text:p>1860</text:p>
              </table:table-cell>
              <table:table-cell office:value-type="float" office:value="42262">
                <text:p>42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12">
                <text:p>1812</text:p>
              </table:table-cell>
              <table:table-cell office:value-type="float" office:value="44074">
                <text:p>44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74">
                <text:p>1674</text:p>
              </table:table-cell>
              <table:table-cell office:value-type="float" office:value="45748">
                <text:p>45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37">
                <text:p>1637</text:p>
              </table:table-cell>
              <table:table-cell office:value-type="float" office:value="47385">
                <text:p>47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08">
                <text:p>1508</text:p>
              </table:table-cell>
              <table:table-cell office:value-type="float" office:value="48893">
                <text:p>48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66">
                <text:p>1366</text:p>
              </table:table-cell>
              <table:table-cell office:value-type="float" office:value="50259">
                <text:p>50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61">
                <text:p>1361</text:p>
              </table:table-cell>
              <table:table-cell office:value-type="float" office:value="51620">
                <text:p>516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43">
                <text:p>1243</text:p>
              </table:table-cell>
              <table:table-cell office:value-type="float" office:value="52863">
                <text:p>52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10">
                <text:p>1210</text:p>
              </table:table-cell>
              <table:table-cell office:value-type="float" office:value="54073">
                <text:p>540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05">
                <text:p>1105</text:p>
              </table:table-cell>
              <table:table-cell office:value-type="float" office:value="55178">
                <text:p>55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23">
                <text:p>923</text:p>
              </table:table-cell>
              <table:table-cell office:value-type="float" office:value="56101">
                <text:p>56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66">
                <text:p>966</text:p>
              </table:table-cell>
              <table:table-cell office:value-type="float" office:value="57067">
                <text:p>57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33">
                <text:p>833</text:p>
              </table:table-cell>
              <table:table-cell office:value-type="float" office:value="57900">
                <text:p>579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78">
                <text:p>778</text:p>
              </table:table-cell>
              <table:table-cell office:value-type="float" office:value="58678">
                <text:p>58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76">
                <text:p>776</text:p>
              </table:table-cell>
              <table:table-cell office:value-type="float" office:value="59454">
                <text:p>594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2">
                <text:p>692</text:p>
              </table:table-cell>
              <table:table-cell office:value-type="float" office:value="60146">
                <text:p>60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04">
                <text:p>604</text:p>
              </table:table-cell>
              <table:table-cell office:value-type="float" office:value="60750">
                <text:p>607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81">
                <text:p>581</text:p>
              </table:table-cell>
              <table:table-cell office:value-type="float" office:value="61331">
                <text:p>613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91">
                <text:p>491</text:p>
              </table:table-cell>
              <table:table-cell office:value-type="float" office:value="61822">
                <text:p>61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77">
                <text:p>477</text:p>
              </table:table-cell>
              <table:table-cell office:value-type="float" office:value="62299">
                <text:p>622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26">
                <text:p>426</text:p>
              </table:table-cell>
              <table:table-cell office:value-type="float" office:value="62725">
                <text:p>62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97">
                <text:p>397</text:p>
              </table:table-cell>
              <table:table-cell office:value-type="float" office:value="63122">
                <text:p>63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59">
                <text:p>359</text:p>
              </table:table-cell>
              <table:table-cell office:value-type="float" office:value="63481">
                <text:p>634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69">
                <text:p>369</text:p>
              </table:table-cell>
              <table:table-cell office:value-type="float" office:value="63850">
                <text:p>638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81">
                <text:p>281</text:p>
              </table:table-cell>
              <table:table-cell office:value-type="float" office:value="64131">
                <text:p>64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5">
                <text:p>265</text:p>
              </table:table-cell>
              <table:table-cell office:value-type="float" office:value="64396">
                <text:p>643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59">
                <text:p>259</text:p>
              </table:table-cell>
              <table:table-cell office:value-type="float" office:value="64655">
                <text:p>646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29">
                <text:p>229</text:p>
              </table:table-cell>
              <table:table-cell office:value-type="float" office:value="64884">
                <text:p>648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10">
                <text:p>210</text:p>
              </table:table-cell>
              <table:table-cell office:value-type="float" office:value="65094">
                <text:p>65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21">
                <text:p>221</text:p>
              </table:table-cell>
              <table:table-cell office:value-type="float" office:value="65315">
                <text:p>65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68">
                <text:p>168</text:p>
              </table:table-cell>
              <table:table-cell office:value-type="float" office:value="65483">
                <text:p>654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50">
                <text:p>150</text:p>
              </table:table-cell>
              <table:table-cell office:value-type="float" office:value="65633">
                <text:p>656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  <table:table-cell office:value-type="float" office:value="65793">
                <text:p>65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2">
                <text:p>132</text:p>
              </table:table-cell>
              <table:table-cell office:value-type="float" office:value="65925">
                <text:p>65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9">
                <text:p>99</text:p>
              </table:table-cell>
              <table:table-cell office:value-type="float" office:value="66024">
                <text:p>66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66149">
                <text:p>66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5">
                <text:p>105</text:p>
              </table:table-cell>
              <table:table-cell office:value-type="float" office:value="66254">
                <text:p>662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8">
                <text:p>88</text:p>
              </table:table-cell>
              <table:table-cell office:value-type="float" office:value="66342">
                <text:p>663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66421">
                <text:p>664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66503">
                <text:p>665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66583">
                <text:p>665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  <table:table-cell office:value-type="float" office:value="66640">
                <text:p>666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1">
                <text:p>61</text:p>
              </table:table-cell>
              <table:table-cell office:value-type="float" office:value="66701">
                <text:p>667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66752">
                <text:p>667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66807">
                <text:p>668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66856">
                <text:p>66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66892">
                <text:p>668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6">
                <text:p>46</text:p>
              </table:table-cell>
              <table:table-cell office:value-type="float" office:value="66938">
                <text:p>669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5">
                <text:p>35</text:p>
              </table:table-cell>
              <table:table-cell office:value-type="float" office:value="66973">
                <text:p>66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  <table:table-cell office:value-type="float" office:value="67009">
                <text:p>670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67047">
                <text:p>67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67075">
                <text:p>67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8">
                <text:p>18</text:p>
              </table:table-cell>
              <table:table-cell office:value-type="float" office:value="67093">
                <text:p>670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4">
                <text:p>24</text:p>
              </table:table-cell>
              <table:table-cell office:value-type="float" office:value="67117">
                <text:p>671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67138">
                <text:p>67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9">
                <text:p>19</text:p>
              </table:table-cell>
              <table:table-cell office:value-type="float" office:value="67157">
                <text:p>671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67177">
                <text:p>67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6">
                <text:p>26</text:p>
              </table:table-cell>
              <table:table-cell office:value-type="float" office:value="67203">
                <text:p>67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67231">
                <text:p>67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67249">
                <text:p>672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5">
                <text:p>15</text:p>
              </table:table-cell>
              <table:table-cell office:value-type="float" office:value="67264">
                <text:p>672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9">
                <text:p>19</text:p>
              </table:table-cell>
              <table:table-cell office:value-type="float" office:value="67283">
                <text:p>672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67295">
                <text:p>67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67306">
                <text:p>67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67314">
                <text:p>673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">
                <text:p>11</text:p>
              </table:table-cell>
              <table:table-cell office:value-type="float" office:value="67325">
                <text:p>67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67329">
                <text:p>67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67338">
                <text:p>673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67347">
                <text:p>673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67355">
                <text:p>673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67360">
                <text:p>673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">
                <text:p>14</text:p>
              </table:table-cell>
              <table:table-cell office:value-type="float" office:value="67374">
                <text:p>673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67379">
                <text:p>67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67389">
                <text:p>673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67396">
                <text:p>673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67401">
                <text:p>674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67408">
                <text:p>674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67414">
                <text:p>674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67417">
                <text:p>674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67418">
                <text:p>674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67421">
                <text:p>674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67424">
                <text:p>674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67428">
                <text:p>674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67431">
                <text:p>67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67434">
                <text:p>67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67440">
                <text:p>674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67441">
                <text:p>674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67448">
                <text:p>67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  <table:table-cell office:value-type="float" office:value="67453">
                <text:p>674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67455">
                <text:p>674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67457">
                <text:p>674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67458">
                <text:p>674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67460">
                <text:p>674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67461">
                <text:p>674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67462">
                <text:p>674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67464">
                <text:p>67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67465">
                <text:p>674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67466">
                <text:p>674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67467">
                <text:p>674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67468">
                <text:p>674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67469">
                <text:p>674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67470">
                <text:p>674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67471">
                <text:p>674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67472">
                <text:p>674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67473">
                <text:p>674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67475">
                <text:p>674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67476">
                <text:p>674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67477">
                <text:p>674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67478">
                <text:p>674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67479">
                <text:p>674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1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67480">
                <text:p>674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67481">
                <text:p>674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67482">
                <text:p>67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67483">
                <text:p>674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67484">
                <text:p>67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9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67485">
                <text:p>674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6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67486">
                <text:p>67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67487">
                <text:p>67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01cm" chart:symbol-height="0.01cm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01cm" chart:symbol-height="0.01cm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cm" svg:height="9.006cm" xlink:href=".." xlink:type="simple" chart:class="chart:scatter" chart:style-name="ch1">
        <chart:legend chart:legend-position="end" svg:x="16.809cm" svg:y="3.955cm" style:legend-expansion="high" chart:style-name="ch2"/>
        <chart:plot-area chart:style-name="ch3" table:cell-range-address="forest_counts.A1:forest_counts.C21" chart:data-source-has-labels="row" svg:x="0.38cm" svg:y="0.18cm" svg:width="16.049cm" svg:height="8.646cm">
          <chartooo:coordinate-region svg:x="1.742cm" svg:y="0.379cm" svg:width="14.31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est_counts.B2:forest_counts.B21" chart:label-cell-address="forest_counts.B1:forest_counts.B1" chart:class="chart:scatter">
            <chart:domain table:cell-range-address="forest_counts.A2:forest_counts.A21"/>
            <chart:data-point chart:repeated="20"/>
          </chart:series>
          <chart:series chart:style-name="ch7" chart:values-cell-range-address="forest_counts.C2:forest_counts.C21" chart:label-cell-address="forest_counts.C1:forest_counts.C1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count</text:p>
                <draw:g>
                  <svg:desc>forest_counts.B1:forest_counts.B1</svg:desc>
                </draw:g>
              </table:table-cell>
              <table:table-cell office:value-type="string">
                <text:p>sum</text:p>
                <draw:g>
                  <svg:desc>forest_counts.C1:forest_coun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rest_counts.A2:forest_counts.A21</svg:desc>
                </draw:g>
              </table:table-cell>
              <table:table-cell office:value-type="float" office:value="914976">
                <text:p>914976</text:p>
                <draw:g>
                  <svg:desc>forest_counts.B2:forest_counts.B21</svg:desc>
                </draw:g>
              </table:table-cell>
              <table:table-cell office:value-type="float" office:value="914976">
                <text:p>914976</text:p>
                <draw:g>
                  <svg:desc>forest_counts.C2:forest_counts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1326">
                <text:p>371326</text:p>
              </table:table-cell>
              <table:table-cell office:value-type="float" office:value="1286302">
                <text:p>1286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1309">
                <text:p>211309</text:p>
              </table:table-cell>
              <table:table-cell office:value-type="float" office:value="1497611">
                <text:p>1497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0454">
                <text:p>80454</text:p>
              </table:table-cell>
              <table:table-cell office:value-type="float" office:value="1578065">
                <text:p>1578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674">
                <text:p>28674</text:p>
              </table:table-cell>
              <table:table-cell office:value-type="float" office:value="1606739">
                <text:p>1606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380">
                <text:p>9380</text:p>
              </table:table-cell>
              <table:table-cell office:value-type="float" office:value="1616119">
                <text:p>1616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187">
                <text:p>3187</text:p>
              </table:table-cell>
              <table:table-cell office:value-type="float" office:value="1619306">
                <text:p>1619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27">
                <text:p>1127</text:p>
              </table:table-cell>
              <table:table-cell office:value-type="float" office:value="1620433">
                <text:p>1620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7">
                <text:p>377</text:p>
              </table:table-cell>
              <table:table-cell office:value-type="float" office:value="1620810">
                <text:p>16208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1620961">
                <text:p>1620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  <table:table-cell office:value-type="float" office:value="1621028">
                <text:p>1621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621068">
                <text:p>1621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621086">
                <text:p>162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1621130">
                <text:p>1621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621153">
                <text:p>1621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621179">
                <text:p>16211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21195">
                <text:p>1621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621207">
                <text:p>1621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621210">
                <text:p>16212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621212">
                <text:p>16212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